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0">
      <style:text-properties fo:font-style="italic" style:font-style-asian="italic" style:font-style-complex="italic"/>
    </style:style>
    <style:style style:name="ce5" style:family="table-cell" style:parent-style-name="Default" style:data-style-name="N0">
      <style:text-properties fo:color="#800000"/>
    </style:style>
    <style:style style:name="ce6" style:family="table-cell" style:parent-style-name="Default" style:data-style-name="N0"/>
    <style:style style:name="co1" style:family="table-column">
      <style:table-column-properties fo:break-before="auto" style:column-width="15.2929166666667cm"/>
    </style:style>
    <style:style style:name="co2" style:family="table-column">
      <style:table-column-properties fo:break-before="auto" style:column-width="5.05354166666667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3.9687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Questionari_normalizz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Denominazione</text:p>
          </table:table-cell>
          <table:table-cell office:value-type="string" table:style-name="ce2">
            <text:p>Comune</text:p>
          </table:table-cell>
          <table:table-cell office:value-type="string" table:style-name="ce2">
            <text:p>Provincia</text:p>
          </table:table-cell>
          <table:table-cell office:value-type="string" table:style-name="ce2">
            <text:p>Indirizzo</text:p>
          </table:table-cell>
          <table:table-cell office:value-type="string" table:style-name="ce2">
            <text:p>Cap</text:p>
          </table:table-cell>
          <table:table-cell office:value-type="string" table:style-name="ce2">
            <text:p>Calendarizzata (sì/no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gnadello - Biblioteca Comunale</text:p>
          </table:table-cell>
          <table:table-cell office:value-type="string" table:style-name="ce1">
            <text:p>Agnadell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Marconi, 6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nicco - Biblioteca Comunale Remo Contardi</text:p>
          </table:table-cell>
          <table:table-cell office:value-type="string" table:style-name="ce1">
            <text:p>Annic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Giuseppe Garibaldi, 6</text:p>
          </table:table-cell>
          <table:table-cell office:value-type="float" office:value="26021" table:style-name="ce1">
            <text:p>26021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zzanello - Biblioteca virtuale</text:p>
          </table:table-cell>
          <table:table-cell office:value-type="string" table:style-name="ce1">
            <text:p>Azzanell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agnolo Cremasco - Biblioteca Comunale</text:p>
          </table:table-cell>
          <table:table-cell office:value-type="string" table:style-name="ce1">
            <text:p>Bagnolo Crema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Roma, 3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onemerse - Biblioteca Comunale</text:p>
          </table:table-cell>
          <table:table-cell office:value-type="string" table:style-name="ce1">
            <text:p>Bonemers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25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' d'Andrea - Biblioteca virtuale</text:p>
          </table:table-cell>
          <table:table-cell office:value-type="string" table:style-name="ce1">
            <text:p>Ca' d'Andre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lvatone - Biblioteca Comunale</text:p>
          </table:table-cell>
          <table:table-cell office:value-type="string" table:style-name="ce1">
            <text:p>Calvaton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Umberto I, 112/A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misano - Biblioteca Comunale</text:p>
          </table:table-cell>
          <table:table-cell office:value-type="string" table:style-name="ce1">
            <text:p>Camis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Trieste, 57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pergnanica - Biblioteca Comunale</text:p>
          </table:table-cell>
          <table:table-cell office:value-type="string" table:style-name="ce1">
            <text:p>Capergnanic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XI febbraio, 7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ppella de' Picenardi - Biblioteca virtuale</text:p>
          </table:table-cell>
          <table:table-cell office:value-type="string" table:style-name="ce1">
            <text:p>Cappella de' Picenardi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pralba - Biblioteca Comunale</text:p>
          </table:table-cell>
          <table:table-cell office:value-type="string" table:style-name="ce1">
            <text:p>Capralb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Piave, 2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buttano ed Uniti - Biblioteca UCL di Casalbuttano ed Uniti - Bordolano - Corte de' Cortesi</text:p>
          </table:table-cell>
          <table:table-cell office:value-type="string" table:style-name="ce1">
            <text:p>Casalbuttano ed Uni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Jacini, 23</text:p>
          </table:table-cell>
          <table:table-cell office:value-type="float" office:value="26011" table:style-name="ce1">
            <text:p>26011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e Cremasco Vidolasco - Biblioteca Comunale</text:p>
          </table:table-cell>
          <table:table-cell office:value-type="string" table:style-name="ce1">
            <text:p>Casale Cremasco-Vidola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56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etto Ceredano - Biblioteca virtuale</text:p>
          </table:table-cell>
          <table:table-cell office:value-type="string" table:style-name="ce1">
            <text:p>Casaletto Ceredan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etto di Sopra - Biblioteca virtuale</text:p>
          </table:table-cell>
          <table:table-cell office:value-type="string" table:style-name="ce1">
            <text:p>Casaletto di Sopr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4" table:style-name="ce1">
            <text:p>26014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etto Vaprio - Biblioteca Comunale</text:p>
          </table:table-cell>
          <table:table-cell office:value-type="string" table:style-name="ce1">
            <text:p>Casaletto Vapri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Maggiore, 7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maggiore - Biblioteca Comunale</text:p>
          </table:table-cell>
          <table:table-cell office:value-type="string" table:style-name="ce1">
            <text:p>Casalmaggior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uglielmo Marconi, 8</text:p>
          </table:table-cell>
          <table:table-cell office:value-type="float" office:value="26041" table:style-name="ce1">
            <text:p>26041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morano - Biblioteca Comunale</text:p>
          </table:table-cell>
          <table:table-cell office:value-type="string" table:style-name="ce1">
            <text:p>Casalmor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Don Ghidetti, 9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pusterlengo – Biblioteca Comunale di Casalpusterlengo “Carlo Cattaneo”</text:p>
          </table:table-cell>
          <table:table-cell office:value-type="string" table:style-name="ce1">
            <text:p>Casalpusterlengo</text:p>
          </table:table-cell>
          <table:table-cell office:value-type="string" table:style-name="ce1">
            <text:p>LO</text:p>
          </table:table-cell>
          <table:table-cell office:value-type="string" table:style-name="ce1">
            <text:p>Piazzetta Pusterla 7</text:p>
          </table:table-cell>
          <table:table-cell office:value-type="float" office:value="26841" table:style-name="ce1">
            <text:p>26841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tel Gabbiano - Biblioteca virtuale</text:p>
          </table:table-cell>
          <table:table-cell office:value-type="string" table:style-name="ce1">
            <text:p>Castel Gabbian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teldidone - Biblioteca virtuale</text:p>
          </table:table-cell>
          <table:table-cell office:value-type="string" table:style-name="ce1">
            <text:p>Casteldidone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telleone - Biblioteca Comunale</text:p>
          </table:table-cell>
          <table:table-cell office:value-type="string" table:style-name="ce1">
            <text:p>Castelleon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67</text:p>
          </table:table-cell>
          <table:table-cell office:value-type="float" office:value="26012" table:style-name="ce1">
            <text:p>26012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telverde - Centro culturale Agorà</text:p>
          </table:table-cell>
          <table:table-cell office:value-type="string" table:style-name="ce1">
            <text:p>Castelverd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Ubaldo Ferrari, 15</text:p>
          </table:table-cell>
          <table:table-cell office:value-type="float" office:value="26022" table:style-name="ce1">
            <text:p>26022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telvisconti - Biblioteca virtuale</text:p>
          </table:table-cell>
          <table:table-cell office:value-type="string" table:style-name="ce1">
            <text:p>Castelvisconti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ella Dati - Biblioteca Comunale Fiorino Soldi</text:p>
          </table:table-cell>
          <table:table-cell office:value-type="string" table:style-name="ce1">
            <text:p>Cella Da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16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ieve - Biblioteca Comunale</text:p>
          </table:table-cell>
          <table:table-cell office:value-type="string" table:style-name="ce1">
            <text:p>Chiev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San Giorgio, 28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cognolo - Biblioteca virtuale</text:p>
          </table:table-cell>
          <table:table-cell office:value-type="string" table:style-name="ce1">
            <text:p>Cicognol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ngia de' Botti - Biblioteca Comunale</text:p>
          </table:table-cell>
          <table:table-cell office:value-type="string" table:style-name="ce1">
            <text:p>Cingia de' Bot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useppina, 79</text:p>
          </table:table-cell>
          <table:table-cell office:value-type="float" office:value="26042" table:style-name="ce1">
            <text:p>26042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rte de' Cortesi con Cignone - Biblioteca virtuale</text:p>
          </table:table-cell>
          <table:table-cell office:value-type="string" table:style-name="ce1">
            <text:p>Corte de' Cortesi con Cignone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rte de' Frati - Biblioteca Pubblica Comunale</text:p>
          </table:table-cell>
          <table:table-cell office:value-type="string" table:style-name="ce1">
            <text:p>Corte de' Fra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esare Battisti, 3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dera Rubbiano - Biblioteca Comunale</text:p>
          </table:table-cell>
          <table:table-cell office:value-type="string" table:style-name="ce1">
            <text:p>Credera Rubbi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Abbazia, 8/a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a - Biblioteca Comunale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iverchi, 9</text:p>
          </table:table-cell>
          <table:table-cell office:value-type="float" office:value="26013" table:style-name="ce1">
            <text:p>26013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a - Biblioteca del Museo Civico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Dante Alighieri, 49</text:p>
          </table:table-cell>
          <table:table-cell office:value-type="float" office:value="26013" table:style-name="ce1">
            <text:p>26013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ona - Biblioteca Statale di Cremona + Centro di catalogazione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Ugolani Dati, 4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ona - Centro Fumetto "Andrea Pazienza","Cremona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Ugolani Dati, 4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osano - Biblioteca virtuale</text:p>
          </table:table-cell>
          <table:table-cell office:value-type="string" table:style-name="ce1">
            <text:p>Cremosan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otta d'Adda - Biblioteca virtuale</text:p>
          </table:table-cell>
          <table:table-cell office:value-type="string" table:style-name="ce1">
            <text:p>Crotta d'Add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umignano sul Naviglio - Biblioteca virtuale</text:p>
          </table:table-cell>
          <table:table-cell office:value-type="string" table:style-name="ce1">
            <text:p>Cumignano sul Navigli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rovere - Biblioteca virtuale</text:p>
          </table:table-cell>
          <table:table-cell office:value-type="string" table:style-name="ce1">
            <text:p>Derovere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40" table:style-name="ce1">
            <text:p>2604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overa - Biblioteca Comunale</text:p>
          </table:table-cell>
          <table:table-cell office:value-type="string" table:style-name="ce1">
            <text:p>Dover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Oldrini 2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esco - Biblioteca Comunale</text:p>
          </table:table-cell>
          <table:table-cell office:value-type="string" table:style-name="ce1">
            <text:p>Fie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useppe Parini, 10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ormigara - Biblioteca Comunale</text:p>
          </table:table-cell>
          <table:table-cell office:value-type="string" table:style-name="ce1">
            <text:p>Formigar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Europa, 11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desco Pieve Delmona - Biblioteca Comunale</text:p>
          </table:table-cell>
          <table:table-cell office:value-type="string" table:style-name="ce1">
            <text:p>Gadesco-Pieve Del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ovanni Lonati 9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enivolta - Biblioteca Comunale</text:p>
          </table:table-cell>
          <table:table-cell office:value-type="string" table:style-name="ce1">
            <text:p>Genivolt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astello, 20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erre de' Caprioli - Biblioteca virtuale</text:p>
          </table:table-cell>
          <table:table-cell office:value-type="string" table:style-name="ce1">
            <text:p>Gerre de' Caprioli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40" table:style-name="ce1">
            <text:p>2604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rontardo - Biblioteca Comunale</text:p>
          </table:table-cell>
          <table:table-cell office:value-type="string" table:style-name="ce1">
            <text:p>Grontard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Roma, 16</text:p>
          </table:table-cell>
          <table:table-cell office:value-type="float" office:value="26044" table:style-name="ce1">
            <text:p>26044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rumello Cremonese ed Uniti - Biblioteca Comunale</text:p>
          </table:table-cell>
          <table:table-cell office:value-type="string" table:style-name="ce1">
            <text:p>Grumello Cremonese ed Uni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2</text:p>
          </table:table-cell>
          <table:table-cell office:value-type="float" office:value="26023" table:style-name="ce1">
            <text:p>26023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ussola - Biblioteca Comunale Giancarla Assandri</text:p>
          </table:table-cell>
          <table:table-cell office:value-type="string" table:style-name="ce1">
            <text:p>Gussol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Comaschi, 1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sola Dovarese - Biblioteca Comunale</text:p>
          </table:table-cell>
          <table:table-cell office:value-type="string" table:style-name="ce1">
            <text:p>Isola Dovares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Giacomo Matteotti, 1</text:p>
          </table:table-cell>
          <table:table-cell office:value-type="float" office:value="26031" table:style-name="ce1">
            <text:p>26031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zano - Biblioteca Comunale</text:p>
          </table:table-cell>
          <table:table-cell office:value-type="string" table:style-name="ce1">
            <text:p>Iz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erardo da Izano, 4/C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dignano - Biblioteca Comunale</text:p>
          </table:table-cell>
          <table:table-cell office:value-type="string" table:style-name="ce1">
            <text:p>Madign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Portici, 4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lagnino - Biblioteca virtuale</text:p>
          </table:table-cell>
          <table:table-cell office:value-type="string" table:style-name="ce1">
            <text:p>Malagnin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rtignana di Po - Biblioteca Comunale</text:p>
          </table:table-cell>
          <table:table-cell office:value-type="string" table:style-name="ce1">
            <text:p>Martignana di P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Libertà, 64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onte Cremasco - Biblioteca Comunale</text:p>
          </table:table-cell>
          <table:table-cell office:value-type="string" table:style-name="ce1">
            <text:p>Monte Crema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12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ontodine - Biblioteca Comunale</text:p>
          </table:table-cell>
          <table:table-cell office:value-type="string" table:style-name="ce1">
            <text:p>Montodin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<text:s/>XXV Aprile, 10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oscazzano - Biblioteca virtuale</text:p>
          </table:table-cell>
          <table:table-cell office:value-type="string" table:style-name="ce1">
            <text:p>Moscazzan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otta Baluffi - Biblioteca virtuale</text:p>
          </table:table-cell>
          <table:table-cell office:value-type="string" table:style-name="ce1">
            <text:p>Motta Baluffi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45" table:style-name="ce1">
            <text:p>26045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ffanengo - Biblioteca Comunale</text:p>
          </table:table-cell>
          <table:table-cell office:value-type="string" table:style-name="ce1">
            <text:p>Offaneng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lavelli Martini, 5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lmeneta - Biblioteca virtuale</text:p>
          </table:table-cell>
          <table:table-cell office:value-type="string" table:style-name="ce1">
            <text:p>Olmenet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stiano - Biblioteca Comunale</text:p>
          </table:table-cell>
          <table:table-cell office:value-type="string" table:style-name="ce1">
            <text:p>Osti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Mazzini, 1</text:p>
          </table:table-cell>
          <table:table-cell office:value-type="float" office:value="26032" table:style-name="ce1">
            <text:p>26032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aderno Ponchielli - Biblioteca Comunale</text:p>
          </table:table-cell>
          <table:table-cell office:value-type="string" table:style-name="ce1">
            <text:p>Paderno Ponchiell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colo Municipio, 3</text:p>
          </table:table-cell>
          <table:table-cell office:value-type="float" office:value="26024" table:style-name="ce1">
            <text:p>26024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alazzo Pignano - Biblioteca Comunale</text:p>
          </table:table-cell>
          <table:table-cell office:value-type="string" table:style-name="ce1">
            <text:p>Palazzo Pign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Marco Polo, 31</text:p>
          </table:table-cell>
          <table:table-cell office:value-type="float" office:value="26020" table:style-name="ce1">
            <text:p>26020</text:p>
          </table:table-cell>
          <table:table-cell office:value-type="string" table:style-name="ce3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andino - Biblioteca Comunale</text:p>
          </table:table-cell>
          <table:table-cell office:value-type="string" table:style-name="ce1">
            <text:p>Pandi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astello, 15</text:p>
          </table:table-cell>
          <table:table-cell office:value-type="float" office:value="26025" table:style-name="ce1">
            <text:p>26025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sico Dosimo - Biblioteca Comunale</text:p>
          </table:table-cell>
          <table:table-cell office:value-type="string" table:style-name="ce1">
            <text:p>Persico Dosim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Albert ,7</text:p>
          </table:table-cell>
          <table:table-cell office:value-type="float" office:value="26043" table:style-name="ce1">
            <text:p>26043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scarolo ed Uniti - Biblioteca Comunale</text:p>
          </table:table-cell>
          <table:table-cell office:value-type="string" table:style-name="ce1">
            <text:p>Pescarolo ed Uni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useppe Mazzini, 73</text:p>
          </table:table-cell>
          <table:table-cell office:value-type="float" office:value="26033" table:style-name="ce1">
            <text:p>26033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iadena - Biblioteca UCL di Piadena e Drizzona</text:p>
          </table:table-cell>
          <table:table-cell office:value-type="string" table:style-name="ce1">
            <text:p>Piade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Platina, 40</text:p>
          </table:table-cell>
          <table:table-cell office:value-type="float" office:value="26034" table:style-name="ce1">
            <text:p>26034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ianengo - Biblioteca Comunale</text:p>
          </table:table-cell>
          <table:table-cell office:value-type="string" table:style-name="ce1">
            <text:p>Pianeng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59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ieranica - Biblioteca virtuale</text:p>
          </table:table-cell>
          <table:table-cell office:value-type="string" table:style-name="ce1">
            <text:p>Pieranic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7" table:style-name="ce1">
            <text:p>26017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izzighettone - Biblioteca Comunale</text:p>
          </table:table-cell>
          <table:table-cell office:value-type="string" table:style-name="ce1">
            <text:p>Pizzighetton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useppe Garibaldi, 18</text:p>
          </table:table-cell>
          <table:table-cell office:value-type="float" office:value="26026" table:style-name="ce1">
            <text:p>26026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Punto di scambio con la Provincia di Brescia</text:p>
          </table:table-cell>
          <table:table-cell office:value-type="string" table:style-name="ce4">
            <text:p>Manerbio</text:p>
          </table:table-cell>
          <table:table-cell office:value-type="string" table:style-name="ce1">
            <text:p>BS</text:p>
          </table:table-cell>
          <table:table-cell office:value-type="string" table:style-name="ce1">
            <text:p>VIA INSURREZIONE NAZIONALE</text:p>
          </table:table-cell>
          <table:table-cell office:value-type="float" office:value="25025" table:style-name="ce1">
            <text:p>25025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Punto di scambio con la Provincia di Mantova</text:p>
          </table:table-cell>
          <table:table-cell office:value-type="string" table:style-name="ce4">
            <text:p>Viadana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Piazza A. Manzoni, 2</text:p>
          </table:table-cell>
          <table:table-cell office:value-type="float" office:value="46019" table:style-name="ce1">
            <text:p>46019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cengo - Biblioteca Comunale</text:p>
          </table:table-cell>
          <table:table-cell office:value-type="string" table:style-name="ce1">
            <text:p>Riceng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uglielmo Marconi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palta Arpina - Biblioteca Comunale</text:p>
          </table:table-cell>
          <table:table-cell office:value-type="string" table:style-name="ce1">
            <text:p>Ripalta Arpi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Guglielmo Marconi, 1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palta Cremasca - Biblioteca comunale</text:p>
          </table:table-cell>
          <table:table-cell office:value-type="string" table:style-name="ce1">
            <text:p>Ripalta Cremasc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5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palta Guerina - Biblioteca Comunale</text:p>
          </table:table-cell>
          <table:table-cell office:value-type="string" table:style-name="ce1">
            <text:p>Ripalta Gueri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Trento, 5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varolo del Re ed Uniti - Biblioteca comunale</text:p>
          </table:table-cell>
          <table:table-cell office:value-type="string" table:style-name="ce1">
            <text:p>Rivarolo del Re ed Uni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ovanni XXIII, 5</text:p>
          </table:table-cell>
          <table:table-cell office:value-type="float" office:value="26036" table:style-name="ce1">
            <text:p>26036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volta d'Adda - Biblioteca Comunale</text:p>
          </table:table-cell>
          <table:table-cell office:value-type="string" table:style-name="ce1">
            <text:p>Rivolta d'Add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Stefano Renzi, 5</text:p>
          </table:table-cell>
          <table:table-cell office:value-type="float" office:value="26027" table:style-name="ce1">
            <text:p>26027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manengo - Biblioteca Comunale</text:p>
          </table:table-cell>
          <table:table-cell office:value-type="string" table:style-name="ce1">
            <text:p>Romaneng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uaiarini, 14</text:p>
          </table:table-cell>
          <table:table-cell office:value-type="float" office:value="26014" table:style-name="ce1">
            <text:p>26014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lvirola - Biblioteca virtuale</text:p>
          </table:table-cell>
          <table:table-cell office:value-type="string" table:style-name="ce1">
            <text:p>Salvirol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 Bassano - Biblioteca Comunale</text:p>
          </table:table-cell>
          <table:table-cell office:value-type="string" table:style-name="ce1">
            <text:p>San Bass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Mons. Frosi (ex piazza Scuole)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 Daniele Po - Biblioteca virtuale</text:p>
          </table:table-cell>
          <table:table-cell office:value-type="string" table:style-name="ce1">
            <text:p>San Daniele P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46" table:style-name="ce1">
            <text:p>26046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 Giovanni in Croce - Biblioteca Comunale</text:p>
          </table:table-cell>
          <table:table-cell office:value-type="string" table:style-name="ce1">
            <text:p>San Giovanni in Croc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Feudatari, 25 A</text:p>
          </table:table-cell>
          <table:table-cell office:value-type="float" office:value="26037" table:style-name="ce1">
            <text:p>26037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 Martino del Lago - Biblioteca virtuale</text:p>
          </table:table-cell>
          <table:table-cell office:value-type="string" table:style-name="ce1">
            <text:p>San Martino del Lag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46010" table:style-name="ce1">
            <text:p>4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andolara Ravara - Biblioteca Comunale UCL Municipia</text:p>
          </table:table-cell>
          <table:table-cell office:value-type="string" table:style-name="ce1">
            <text:p>Scandolara Ravar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Italia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ergnano - Biblioteca Comunale</text:p>
          </table:table-cell>
          <table:table-cell office:value-type="string" table:style-name="ce1">
            <text:p>Sergn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IV Novembre, <text:s/>10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esto ed Uniti - Biblioteca Comunale</text:p>
          </table:table-cell>
          <table:table-cell office:value-type="string" table:style-name="ce1">
            <text:p>Sesto ed Uni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4</text:p>
          </table:table-cell>
          <table:table-cell office:value-type="float" office:value="26028" table:style-name="ce1">
            <text:p>26028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larolo Rainerio - Biblioteca Comunale</text:p>
          </table:table-cell>
          <table:table-cell office:value-type="string" table:style-name="ce1">
            <text:p>Solarolo Raineri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useppina, 81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ncino - Biblioteca Comunale Aldo Moro</text:p>
          </table:table-cell>
          <table:table-cell office:value-type="string" table:style-name="ce1">
            <text:p>Sonci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Dante Alighieri, 23</text:p>
          </table:table-cell>
          <table:table-cell office:value-type="float" office:value="26029" table:style-name="ce1">
            <text:p>26029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resina - Biblioteca Comunale Prof. R. Cabrini</text:p>
          </table:table-cell>
          <table:table-cell office:value-type="string" table:style-name="ce1">
            <text:p>Soresi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acomo Matteotti, 6</text:p>
          </table:table-cell>
          <table:table-cell office:value-type="float" office:value="26015" table:style-name="ce1">
            <text:p>26015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spiro - Biblioteca Comunale</text:p>
          </table:table-cell>
          <table:table-cell office:value-type="string" table:style-name="ce1">
            <text:p>Sospiro</text:p>
          </table:table-cell>
          <table:table-cell office:value-type="string" table:style-name="ce1">
            <text:p>CR</text:p>
          </table:table-cell>
          <table:table-cell table:style-name="ce6"/>
          <table:table-cell office:value-type="float" office:value="26048" table:style-name="ce1">
            <text:p>26048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pineda - Biblioteca virtuale</text:p>
          </table:table-cell>
          <table:table-cell office:value-type="string" table:style-name="ce1">
            <text:p>Spined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pino d'Adda - Biblioteca Comunale</text:p>
          </table:table-cell>
          <table:table-cell office:value-type="string" table:style-name="ce1">
            <text:p>Spino d'Add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irconvallazione, 13</text:p>
          </table:table-cell>
          <table:table-cell office:value-type="float" office:value="26016" table:style-name="ce1">
            <text:p>26016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icengo - Biblioteca virtuale</text:p>
          </table:table-cell>
          <table:table-cell office:value-type="string" table:style-name="ce1">
            <text:p>Ticeng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ornata - Biblioteca Comunale</text:p>
          </table:table-cell>
          <table:table-cell office:value-type="string" table:style-name="ce1">
            <text:p>Tornat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Fabbri, 10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orricella del Pizzo - Biblioteca Comunale</text:p>
          </table:table-cell>
          <table:table-cell office:value-type="string" table:style-name="ce1">
            <text:p>Torricella del Pizz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escore Cremasco - Biblioteca Comunale</text:p>
          </table:table-cell>
          <table:table-cell office:value-type="string" table:style-name="ce1">
            <text:p>Trescore Crema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Vittorio Veneto, 1</text:p>
          </table:table-cell>
          <table:table-cell office:value-type="float" office:value="26017" table:style-name="ce1">
            <text:p>26017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golo - Biblioteca Comunale</text:p>
          </table:table-cell>
          <table:table-cell office:value-type="string" table:style-name="ce1">
            <text:p>Trigol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26</text:p>
          </table:table-cell>
          <table:table-cell office:value-type="float" office:value="26018" table:style-name="ce1">
            <text:p>26018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aiano Cremasco - Biblioteca Comunale</text:p>
          </table:table-cell>
          <table:table-cell office:value-type="string" table:style-name="ce1">
            <text:p>Vaiano Crema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<text:s/>Gloriosi Caduti, 3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ailate - Biblioteca Comunale</text:p>
          </table:table-cell>
          <table:table-cell office:value-type="string" table:style-name="ce1">
            <text:p>Vailat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Dante Alighieri, 7</text:p>
          </table:table-cell>
          <table:table-cell office:value-type="float" office:value="26019" table:style-name="ce1">
            <text:p>26019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escovato - Biblioteca Comunale</text:p>
          </table:table-cell>
          <table:table-cell office:value-type="string" table:style-name="ce1">
            <text:p>Vescovat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Roma, 44</text:p>
          </table:table-cell>
          <table:table-cell office:value-type="float" office:value="26039" table:style-name="ce1">
            <text:p>26039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ongo - Biblioteca virtuale</text:p>
          </table:table-cell>
          <table:table-cell office:value-type="string" table:style-name="ce1">
            <text:p>Volong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tido - Biblioteca virtuale</text:p>
          </table:table-cell>
          <table:table-cell office:value-type="string" table:style-name="ce1">
            <text:p>Voltid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Liceo statale “Daniele Manin”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Felice Cavallotti, 2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Liceo "Sofonisba Anguissola"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Palestro, 30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Cremona-M.I.T.O. (casa circondariale)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Palosca n. 2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number-rows-repeated="104847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lberto</dc:creator>
    <dc:date>2020-08-11T17:29:20Z</dc:date>
    <meta:editing-cycles>26</meta:editing-cycles>
    <meta:editing-duration>PT14585S</meta:editing-duration>
  </office:meta>
</office:document-meta>
</file>